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1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10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2"/>
        <table:table-column table:style-name="co1" table:number-columns-repeated="1020" table:default-cell-style-name="ce1"/>
        <table:table-row table:style-name="ro1">
          <table:table-cell/>
          <table:table-cell office:value-type="string">
            <text:p>step</text:p>
          </table:table-cell>
          <table:table-cell office:value-type="string">
            <text:p>sinewavePWM</text:p>
          </table:table-cell>
          <table:table-cell office:value-type="string">
            <text:p>formatting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255*SIN([.B2]*3.1415926/(16*4))" office:value-type="float" office:value="0">
            <text:p>0</text:p>
          </table:table-cell>
          <table:table-cell table:formula="of:=ROUND([.C2];0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255*SIN([.B3]*3.1415926/(16*4))" office:value-type="float" office:value="12.512256740227">
            <text:p>12.5122567402</text:p>
          </table:table-cell>
          <table:table-cell table:formula="of:=ROUND([.C3];0)" office:value-type="float" office:value="13">
            <text:p>13</text:p>
          </table:table-cell>
          <table:table-cell table:formula="of:=CONCATENATE([.E2];&quot;,&quot;;[.D3])" office:value-type="string" office:string-value="0,13">
            <text:p>0,1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255*SIN([.B4]*3.1415926/(16*4))" office:value-type="float" office:value="24.9943703590506">
            <text:p>24.9943703591</text:p>
          </table:table-cell>
          <table:table-cell table:formula="of:=ROUND([.C4];0)" office:value-type="float" office:value="25">
            <text:p>25</text:p>
          </table:table-cell>
          <table:table-cell table:formula="of:=CONCATENATE([.E3];&quot;,&quot;;[.D4])" office:value-type="string" office:string-value="0,13,25">
            <text:p>0,13,2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255*SIN([.B5]*3.1415926/(16*4))" office:value-type="float" office:value="37.4162703524849">
            <text:p>37.4162703525</text:p>
          </table:table-cell>
          <table:table-cell table:formula="of:=ROUND([.C5];0)" office:value-type="float" office:value="37">
            <text:p>37</text:p>
          </table:table-cell>
          <table:table-cell table:formula="of:=CONCATENATE([.E4];&quot;,&quot;;[.D5])" office:value-type="string" office:string-value="0,13,25,37">
            <text:p>0,13,25,3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255*SIN([.B6]*3.1415926/(16*4))" office:value-type="float" office:value="49.7480312764364">
            <text:p>49.7480312764</text:p>
          </table:table-cell>
          <table:table-cell table:formula="of:=ROUND([.C6];0)" office:value-type="float" office:value="50">
            <text:p>50</text:p>
          </table:table-cell>
          <table:table-cell table:formula="of:=CONCATENATE([.E5];&quot;,&quot;;[.D6])" office:value-type="string" office:string-value="0,13,25,37,50">
            <text:p>0,13,25,37,5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255*SIN([.B7]*3.1415926/(16*4))" office:value-type="float" office:value="61.959944839718">
            <text:p>61.9599448397</text:p>
          </table:table-cell>
          <table:table-cell table:formula="of:=ROUND([.C7];0)" office:value-type="float" office:value="62">
            <text:p>62</text:p>
          </table:table-cell>
          <table:table-cell table:formula="of:=CONCATENATE([.E6];&quot;,&quot;;[.D7])" office:value-type="string" office:string-value="0,13,25,37,50,62">
            <text:p>0,13,25,37,50,6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255*SIN([.B8]*3.1415926/(16*4))" office:value-type="float" office:value="74.022591473922">
            <text:p>74.0225914739</text:p>
          </table:table-cell>
          <table:table-cell table:formula="of:=ROUND([.C8];0)" office:value-type="float" office:value="74">
            <text:p>74</text:p>
          </table:table-cell>
          <table:table-cell table:formula="of:=CONCATENATE([.E7];&quot;,&quot;;[.D8])" office:value-type="string" office:string-value="0,13,25,37,50,62,74">
            <text:p>0,13,25,37,50,62,7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255*SIN([.B9]*3.1415926/(16*4))" office:value-type="float" office:value="85.9069112077346">
            <text:p>85.9069112077</text:p>
          </table:table-cell>
          <table:table-cell table:formula="of:=ROUND([.C9];0)" office:value-type="float" office:value="86">
            <text:p>86</text:p>
          </table:table-cell>
          <table:table-cell table:formula="of:=CONCATENATE([.E8];&quot;,&quot;;[.D9])" office:value-type="string" office:string-value="0,13,25,37,50,62,74,86">
            <text:p>0,13,25,37,50,62,74,8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255*SIN([.B10]*3.1415926/(16*4))" office:value-type="float" office:value="97.5842736749503">
            <text:p>97.584273675</text:p>
          </table:table-cell>
          <table:table-cell table:formula="of:=ROUND([.C10];0)" office:value-type="float" office:value="98">
            <text:p>98</text:p>
          </table:table-cell>
          <table:table-cell table:formula="of:=CONCATENATE([.E9];&quot;,&quot;;[.D10])" office:value-type="string" office:string-value="0,13,25,37,50,62,74,86,98">
            <text:p>0,13,25,37,50,62,74,86,9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255*SIN([.B11]*3.1415926/(16*4))" office:value-type="float" office:value="109.026547087529">
            <text:p>109.0265470875</text:p>
          </table:table-cell>
          <table:table-cell table:formula="of:=ROUND([.C11];0)" office:value-type="float" office:value="109">
            <text:p>109</text:p>
          </table:table-cell>
          <table:table-cell table:formula="of:=CONCATENATE([.E10];&quot;,&quot;;[.D11])" office:value-type="string" office:string-value="0,13,25,37,50,62,74,86,98,109">
            <text:p>0,13,25,37,50,62,74,86,98,10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255*SIN([.B12]*3.1415926/(16*4))" office:value-type="float" office:value="120.206166007535">
            <text:p>120.2061660075</text:p>
          </table:table-cell>
          <table:table-cell table:formula="of:=ROUND([.C12];0)" office:value-type="float" office:value="120">
            <text:p>120</text:p>
          </table:table-cell>
          <table:table-cell table:formula="of:=CONCATENATE([.E11];&quot;,&quot;;[.D12])" office:value-type="string" office:string-value="0,13,25,37,50,62,74,86,98,109,120">
            <text:p>0,13,25,37,50,62,74,86,98,109,12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255*SIN([.B13]*3.1415926/(16*4))" office:value-type="float" office:value="131.09619775469">
            <text:p>131.0961977547</text:p>
          </table:table-cell>
          <table:table-cell table:formula="of:=ROUND([.C13];0)" office:value-type="float" office:value="131">
            <text:p>131</text:p>
          </table:table-cell>
          <table:table-cell table:formula="of:=CONCATENATE([.E12];&quot;,&quot;;[.D13])" office:value-type="string" office:string-value="0,13,25,37,50,62,74,86,98,109,120,131">
            <text:p>0,13,25,37,50,62,74,86,98,109,120,13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255*SIN([.B14]*3.1415926/(16*4))" office:value-type="float" office:value="141.670407289556">
            <text:p>141.6704072896</text:p>
          </table:table-cell>
          <table:table-cell table:formula="of:=ROUND([.C14];0)" office:value-type="float" office:value="142">
            <text:p>142</text:p>
          </table:table-cell>
          <table:table-cell table:formula="of:=CONCATENATE([.E13];&quot;,&quot;;[.D14])" office:value-type="string" office:string-value="0,13,25,37,50,62,74,86,98,109,120,131,142">
            <text:p>0,13,25,37,50,62,74,86,98,109,120,131,14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255*SIN([.B15]*3.1415926/(16*4))" office:value-type="float" office:value="151.90332041604">
            <text:p>151.903320416</text:p>
          </table:table-cell>
          <table:table-cell table:formula="of:=ROUND([.C15];0)" office:value-type="float" office:value="152">
            <text:p>152</text:p>
          </table:table-cell>
          <table:table-cell table:formula="of:=CONCATENATE([.E14];&quot;,&quot;;[.D15])" office:value-type="string" office:string-value="0,13,25,37,50,62,74,86,98,109,120,131,142,152">
            <text:p>0,13,25,37,50,62,74,86,98,109,120,131,142,15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255*SIN([.B16]*3.1415926/(16*4))" office:value-type="float" office:value="161.770285150965">
            <text:p>161.770285151</text:p>
          </table:table-cell>
          <table:table-cell table:formula="of:=ROUND([.C16];0)" office:value-type="float" office:value="162">
            <text:p>162</text:p>
          </table:table-cell>
          <table:table-cell table:formula="of:=CONCATENATE([.E15];&quot;,&quot;;[.D16])" office:value-type="string" office:string-value="0,13,25,37,50,62,74,86,98,109,120,131,142,152,162">
            <text:p>0,13,25,37,50,62,74,86,98,109,120,131,142,152,16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255*SIN([.B17]*3.1415926/(16*4))" office:value-type="float" office:value="171.247531112851">
            <text:p>171.2475311129</text:p>
          </table:table-cell>
          <table:table-cell table:formula="of:=ROUND([.C17];0)" office:value-type="float" office:value="171">
            <text:p>171</text:p>
          </table:table-cell>
          <table:table-cell table:formula="of:=CONCATENATE([.E16];&quot;,&quot;;[.D17])" office:value-type="string" office:string-value="0,13,25,37,50,62,74,86,98,109,120,131,142,152,162,171">
            <text:p>0,13,25,37,50,62,74,86,98,109,120,131,142,152,162,17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255*SIN([.B18]*3.1415926/(16*4))" office:value-type="float" office:value="180.312226786846">
            <text:p>180.3122267868</text:p>
          </table:table-cell>
          <table:table-cell table:formula="of:=ROUND([.C18];0)" office:value-type="float" office:value="180">
            <text:p>180</text:p>
          </table:table-cell>
          <table:table-cell table:formula="of:=CONCATENATE([.E17];&quot;,&quot;;[.D18])" office:value-type="string" office:string-value="0,13,25,37,50,62,74,86,98,109,120,131,142,152,162,171,180">
            <text:p>0,13,25,37,50,62,74,86,98,109,120,131,142,152,162,171,18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255*SIN([.B19]*3.1415926/(16*4))" office:value-type="float" office:value="188.942534527842">
            <text:p>188.9425345278</text:p>
          </table:table-cell>
          <table:table-cell table:formula="of:=ROUND([.C19];0)" office:value-type="float" office:value="189">
            <text:p>189</text:p>
          </table:table-cell>
          <table:table-cell table:formula="of:=CONCATENATE([.E18];&quot;,&quot;;[.D19])" office:value-type="string" office:string-value="0,13,25,37,50,62,74,86,98,109,120,131,142,152,162,171,180,189">
            <text:p>0,13,25,37,50,62,74,86,98,109,120,131,142,152,162,171,180,18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255*SIN([.B20]*3.1415926/(16*4))" office:value-type="float" office:value="197.117663169275">
            <text:p>197.1176631693</text:p>
          </table:table-cell>
          <table:table-cell table:formula="of:=ROUND([.C20];0)" office:value-type="float" office:value="197">
            <text:p>197</text:p>
          </table:table-cell>
          <table:table-cell table:formula="of:=CONCATENATE([.E19];&quot;,&quot;;[.D20])" office:value-type="string" office:string-value="0,13,25,37,50,62,74,86,98,109,120,131,142,152,162,171,180,189,197">
            <text:p>0,13,25,37,50,62,74,86,98,109,120,131,142,152,162,171,180,189,19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255*SIN([.B21]*3.1415926/(16*4))" office:value-type="float" office:value="204.817918110863">
            <text:p>204.8179181109</text:p>
          </table:table-cell>
          <table:table-cell table:formula="of:=ROUND([.C21];0)" office:value-type="float" office:value="205">
            <text:p>205</text:p>
          </table:table-cell>
          <table:table-cell table:formula="of:=CONCATENATE([.E20];&quot;,&quot;;[.D21])" office:value-type="string" office:string-value="0,13,25,37,50,62,74,86,98,109,120,131,142,152,162,171,180,189,197,205">
            <text:p>0,13,25,37,50,62,74,86,98,109,120,131,142,152,162,171,180,189,197,2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255*SIN([.B22]*3.1415926/(16*4))" office:value-type="float" office:value="212.024748764622">
            <text:p>212.0247487646</text:p>
          </table:table-cell>
          <table:table-cell table:formula="of:=ROUND([.C22];0)" office:value-type="float" office:value="212">
            <text:p>212</text:p>
          </table:table-cell>
          <table:table-cell table:formula="of:=CONCATENATE([.E21];&quot;,&quot;;[.D22])" office:value-type="string" office:string-value="0,13,25,37,50,62,74,86,98,109,120,131,142,152,162,171,180,189,197,205,212">
            <text:p>0,13,25,37,50,62,74,86,98,109,120,131,142,152,162,171,180,189,197,205,21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255*SIN([.B23]*3.1415926/(16*4))" office:value-type="float" office:value="218.720793244854">
            <text:p>218.7207932449</text:p>
          </table:table-cell>
          <table:table-cell table:formula="of:=ROUND([.C23];0)" office:value-type="float" office:value="219">
            <text:p>219</text:p>
          </table:table-cell>
          <table:table-cell table:formula="of:=CONCATENATE([.E22];&quot;,&quot;;[.D23])" office:value-type="string" office:string-value="0,13,25,37,50,62,74,86,98,109,120,131,142,152,162,171,180,189,197,205,212,219">
            <text:p>0,13,25,37,50,62,74,86,98,109,120,131,142,152,162,171,180,189,197,205,212,21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255*SIN([.B24]*3.1415926/(16*4))" office:value-type="float" office:value="224.889920194454">
            <text:p>224.8899201945</text:p>
          </table:table-cell>
          <table:table-cell table:formula="of:=ROUND([.C24];0)" office:value-type="float" office:value="225">
            <text:p>225</text:p>
          </table:table-cell>
          <table:table-cell table:formula="of:=CONCATENATE([.E23];&quot;,&quot;;[.D24])" office:value-type="string" office:string-value="0,13,25,37,50,62,74,86,98,109,120,131,142,152,162,171,180,189,197,205,212,219,225">
            <text:p>0,13,25,37,50,62,74,86,98,109,120,131,142,152,162,171,180,189,197,205,212,219,22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255*SIN([.B25]*3.1415926/(16*4))" office:value-type="float" office:value="230.517267646754">
            <text:p>230.5172676468</text:p>
          </table:table-cell>
          <table:table-cell table:formula="of:=ROUND([.C25];0)" office:value-type="float" office:value="231">
            <text:p>231</text:p>
          </table:table-cell>
          <table:table-cell table:formula="of:=CONCATENATE([.E24];&quot;,&quot;;[.D25])" office:value-type="string" office:string-value="0,13,25,37,50,62,74,86,98,109,120,131,142,152,162,171,180,189,197,205,212,219,225,231">
            <text:p>0,13,25,37,50,62,74,86,98,109,120,131,142,152,162,171,180,189,197,205,212,219,225,23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255*SIN([.B26]*3.1415926/(16*4))" office:value-type="float" office:value="235.589278829308">
            <text:p>235.5892788293</text:p>
          </table:table-cell>
          <table:table-cell table:formula="of:=ROUND([.C26];0)" office:value-type="float" office:value="236">
            <text:p>236</text:p>
          </table:table-cell>
          <table:table-cell table:formula="of:=CONCATENATE([.E25];&quot;,&quot;;[.D26])" office:value-type="string" office:string-value="0,13,25,37,50,62,74,86,98,109,120,131,142,152,162,171,180,189,197,205,212,219,225,231,236">
            <text:p>0,13,25,37,50,62,74,86,98,109,120,131,142,152,162,171,180,189,197,205,212,219,225,231,23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255*SIN([.B27]*3.1415926/(16*4))" office:value-type="float" office:value="240.093734823337">
            <text:p>240.0937348233</text:p>
          </table:table-cell>
          <table:table-cell table:formula="of:=ROUND([.C27];0)" office:value-type="float" office:value="240">
            <text:p>240</text:p>
          </table:table-cell>
          <table:table-cell table:formula="of:=CONCATENATE([.E26];&quot;,&quot;;[.D27])" office:value-type="string" office:string-value="0,13,25,37,50,62,74,86,98,109,120,131,142,152,162,171,180,189,197,205,212,219,225,231,236,240">
            <text:p>0,13,25,37,50,62,74,86,98,109,120,131,142,152,162,171,180,189,197,205,212,219,225,231,236,24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255*SIN([.B28]*3.1415926/(16*4))" office:value-type="float" office:value="244.019784000178">
            <text:p>244.0197840002</text:p>
          </table:table-cell>
          <table:table-cell table:formula="of:=ROUND([.C28];0)" office:value-type="float" office:value="244">
            <text:p>244</text:p>
          </table:table-cell>
          <table:table-cell table:formula="of:=CONCATENATE([.E27];&quot;,&quot;;[.D28])" office:value-type="string" office:string-value="0,13,25,37,50,62,74,86,98,109,120,131,142,152,162,171,180,189,197,205,212,219,225,231,236,240,244">
            <text:p>0,13,25,37,50,62,74,86,98,109,120,131,142,152,162,171,180,189,197,205,212,219,225,231,236,240,24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255*SIN([.B29]*3.1415926/(16*4))" office:value-type="float" office:value="247.357968163806">
            <text:p>247.3579681638</text:p>
          </table:table-cell>
          <table:table-cell table:formula="of:=ROUND([.C29];0)" office:value-type="float" office:value="247">
            <text:p>247</text:p>
          </table:table-cell>
          <table:table-cell table:formula="of:=CONCATENATE([.E28];&quot;,&quot;;[.D29])" office:value-type="string" office:string-value="0,13,25,37,50,62,74,86,98,109,120,131,142,152,162,171,180,189,197,205,212,219,225,231,236,240,244,247">
            <text:p>0,13,25,37,50,62,74,86,98,109,120,131,142,152,162,171,180,189,197,205,212,219,225,231,236,240,244,24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255*SIN([.B30]*3.1415926/(16*4))" office:value-type="float" office:value="250.100245336455">
            <text:p>250.1002453365</text:p>
          </table:table-cell>
          <table:table-cell table:formula="of:=ROUND([.C30];0)" office:value-type="float" office:value="250">
            <text:p>250</text:p>
          </table:table-cell>
          <table:table-cell table:formula="of:=CONCATENATE([.E29];&quot;,&quot;;[.D30])" office:value-type="string" office:string-value="0,13,25,37,50,62,74,86,98,109,120,131,142,152,162,171,180,189,197,205,212,219,225,231,236,240,244,247,250">
            <text:p>0,13,25,37,50,62,74,86,98,109,120,131,142,152,162,171,180,189,197,205,212,219,225,231,236,240,244,247,25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255*SIN([.B31]*3.1415926/(16*4))" office:value-type="float" office:value="252.240009132444">
            <text:p>252.2400091324</text:p>
          </table:table-cell>
          <table:table-cell table:formula="of:=ROUND([.C31];0)" office:value-type="float" office:value="252">
            <text:p>252</text:p>
          </table:table-cell>
          <table:table-cell table:formula="of:=CONCATENATE([.E30];&quot;,&quot;;[.D31])" office:value-type="string" office:string-value="0,13,25,37,50,62,74,86,98,109,120,131,142,152,162,171,180,189,197,205,212,219,225,231,236,240,244,247,250,252">
            <text:p>0,13,25,37,50,62,74,86,98,109,120,131,142,152,162,171,180,189,197,205,212,219,225,231,236,240,244,247,250,25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255*SIN([.B32]*3.1415926/(16*4))" office:value-type="float" office:value="253.772104673546">
            <text:p>253.7721046735</text:p>
          </table:table-cell>
          <table:table-cell table:formula="of:=ROUND([.C32];0)" office:value-type="float" office:value="254">
            <text:p>254</text:p>
          </table:table-cell>
          <table:table-cell table:formula="of:=CONCATENATE([.E31];&quot;,&quot;;[.D32])" office:value-type="string" office:string-value="0,13,25,37,50,62,74,86,98,109,120,131,142,152,162,171,180,189,197,205,212,219,225,231,236,240,244,247,250,252,254">
            <text:p>0,13,25,37,50,62,74,86,98,109,120,131,142,152,162,171,180,189,197,205,212,219,225,231,236,240,244,247,250,252,25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f:=255*SIN([.B33]*3.1415926/(16*4))" office:value-type="float" office:value="254.692841007531">
            <text:p>254.6928410075</text:p>
          </table:table-cell>
          <table:table-cell table:formula="of:=ROUND([.C33];0)" office:value-type="float" office:value="255">
            <text:p>255</text:p>
          </table:table-cell>
          <table:table-cell table:formula="of:=CONCATENATE([.E32];&quot;,&quot;;[.D33])" office:value-type="string" office:string-value="0,13,25,37,50,62,74,86,98,109,120,131,142,152,162,171,180,189,197,205,212,219,225,231,236,240,244,247,250,252,254,255">
            <text:p>0,13,25,37,50,62,74,86,98,109,120,131,142,152,162,171,180,189,197,205,212,219,225,231,236,240,244,247,250,252,254,25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255*SIN([.B34]*3.1415926/(16*4))" office:value-type="float" office:value="255">
            <text:p>255</text:p>
          </table:table-cell>
          <table:table-cell table:formula="of:=ROUND([.C34];0)" office:value-type="float" office:value="255">
            <text:p>255</text:p>
          </table:table-cell>
          <table:table-cell table:formula="of:=CONCATENATE([.E33];&quot;,&quot;;[.D34])" office:value-type="string" office:string-value="0,13,25,37,50,62,74,86,98,109,120,131,142,152,162,171,180,189,197,205,212,219,225,231,236,240,244,247,250,252,254,255,255">
            <text:p>0,13,25,37,50,62,74,86,98,109,120,131,142,152,162,171,180,189,197,205,212,219,225,231,236,240,244,247,250,252,254,255,25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f:=255*SIN([.B35]*3.1415926/(16*4))" office:value-type="float" office:value="254.69284167806">
            <text:p>254.6928416781</text:p>
          </table:table-cell>
          <table:table-cell table:formula="of:=ROUND([.C35];0)" office:value-type="float" office:value="255">
            <text:p>255</text:p>
          </table:table-cell>
          <table:table-cell table:formula="of:=CONCATENATE([.E34];&quot;,&quot;;[.D35])" office:value-type="string" office:string-value="0,13,25,37,50,62,74,86,98,109,120,131,142,152,162,171,180,189,197,205,212,219,225,231,236,240,244,247,250,252,254,255,255,255">
            <text:p>0,13,25,37,50,62,74,86,98,109,120,131,142,152,162,171,180,189,197,205,212,219,225,231,236,240,244,247,250,252,254,255,255,25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f:=255*SIN([.B36]*3.1415926/(16*4))" office:value-type="float" office:value="253.772106012989">
            <text:p>253.772106013</text:p>
          </table:table-cell>
          <table:table-cell table:formula="of:=ROUND([.C36];0)" office:value-type="float" office:value="254">
            <text:p>254</text:p>
          </table:table-cell>
          <table:table-cell table:formula="of:=CONCATENATE([.E35];&quot;,&quot;;[.D36])" office:value-type="string" office:string-value="0,13,25,37,50,62,74,86,98,109,120,131,142,152,162,171,180,189,197,205,212,219,225,231,236,240,244,247,250,252,254,255,255,255,254">
            <text:p>0,13,25,37,50,62,74,86,98,109,120,131,142,152,162,171,180,189,197,205,212,219,225,231,236,240,244,247,250,252,254,255,255,255,25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f:=255*SIN([.B37]*3.1415926/(16*4))" office:value-type="float" office:value="252.240011137575">
            <text:p>252.2400111376</text:p>
          </table:table-cell>
          <table:table-cell table:formula="of:=ROUND([.C37];0)" office:value-type="float" office:value="252">
            <text:p>252</text:p>
          </table:table-cell>
          <table:table-cell table:formula="of:=CONCATENATE([.E36];&quot;,&quot;;[.D37])" office:value-type="string" office:string-value="0,13,25,37,50,62,74,86,98,109,120,131,142,152,162,171,180,189,197,205,212,219,225,231,236,240,244,247,250,252,254,255,255,255,254,252">
            <text:p>0,13,25,37,50,62,74,86,98,109,120,131,142,152,162,171,180,189,197,205,212,219,225,231,236,240,244,247,250,252,254,255,255,255,254,25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f:=255*SIN([.B38]*3.1415926/(16*4))" office:value-type="float" office:value="250.100248002441">
            <text:p>250.1002480024</text:p>
          </table:table-cell>
          <table:table-cell table:formula="of:=ROUND([.C38];0)" office:value-type="float" office:value="250">
            <text:p>250</text:p>
          </table:table-cell>
          <table:table-cell table:formula="of:=CONCATENATE([.E37];&quot;,&quot;;[.D38])" office:value-type="string" office:string-value="0,13,25,37,50,62,74,86,98,109,120,131,142,152,162,171,180,189,197,205,212,219,225,231,236,240,244,247,250,252,254,255,255,255,254,252,250">
            <text:p>0,13,25,37,50,62,74,86,98,109,120,131,142,152,162,171,180,189,197,205,212,219,225,231,236,240,244,247,250,252,254,255,255,255,254,252,25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7">
            <text:p>37</text:p>
          </table:table-cell>
          <table:table-cell table:formula="of:=255*SIN([.B39]*3.1415926/(16*4))" office:value-type="float" office:value="247.357971484227">
            <text:p>247.3579714842</text:p>
          </table:table-cell>
          <table:table-cell table:formula="of:=ROUND([.C39];0)" office:value-type="float" office:value="247">
            <text:p>247</text:p>
          </table:table-cell>
          <table:table-cell table:formula="of:=CONCATENATE([.E38];&quot;,&quot;;[.D39])" office:value-type="string" office:string-value="0,13,25,37,50,62,74,86,98,109,120,131,142,152,162,171,180,189,197,205,212,219,225,231,236,240,244,247,250,252,254,255,255,255,254,252,250,247">
            <text:p>0,13,25,37,50,62,74,86,98,109,120,131,142,152,162,171,180,189,197,205,212,219,225,231,236,240,244,247,250,252,254,255,255,255,254,252,250,24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8">
            <text:p>38</text:p>
          </table:table-cell>
          <table:table-cell table:formula="of:=255*SIN([.B40]*3.1415926/(16*4))" office:value-type="float" office:value="244.019787967034">
            <text:p>244.019787967</text:p>
          </table:table-cell>
          <table:table-cell table:formula="of:=ROUND([.C40];0)" office:value-type="float" office:value="244">
            <text:p>244</text:p>
          </table:table-cell>
          <table:table-cell table:formula="of:=CONCATENATE([.E39];&quot;,&quot;;[.D40])" office:value-type="string" office:string-value="0,13,25,37,50,62,74,86,98,109,120,131,142,152,162,171,180,189,197,205,212,219,225,231,236,240,244,247,250,252,254,255,255,255,254,252,250,247,244">
            <text:p>0,13,25,37,50,62,74,86,98,109,120,131,142,152,162,171,180,189,197,205,212,219,225,231,236,240,244,247,250,252,254,255,255,255,254,252,250,247,24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9">
            <text:p>39</text:p>
          </table:table-cell>
          <table:table-cell table:formula="of:=255*SIN([.B41]*3.1415926/(16*4))" office:value-type="float" office:value="240.09373942707">
            <text:p>240.0937394271</text:p>
          </table:table-cell>
          <table:table-cell table:formula="of:=ROUND([.C41];0)" office:value-type="float" office:value="240">
            <text:p>240</text:p>
          </table:table-cell>
          <table:table-cell table:formula="of:=CONCATENATE([.E40];&quot;,&quot;;[.D41])" office:value-type="string" office:string-value="0,13,25,37,50,62,74,86,98,109,120,131,142,152,162,171,180,189,197,205,212,219,225,231,236,240,244,247,250,252,254,255,255,255,254,252,250,247,244,240">
            <text:p>0,13,25,37,50,62,74,86,98,109,120,131,142,152,162,171,180,189,197,205,212,219,225,231,236,240,244,247,250,252,254,255,255,255,254,252,250,247,244,24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f:=255*SIN([.B42]*3.1415926/(16*4))" office:value-type="float" office:value="235.589284058829">
            <text:p>235.5892840588</text:p>
          </table:table-cell>
          <table:table-cell table:formula="of:=ROUND([.C42];0)" office:value-type="float" office:value="236">
            <text:p>236</text:p>
          </table:table-cell>
          <table:table-cell table:formula="of:=CONCATENATE([.E41];&quot;,&quot;;[.D42])" office:value-type="string" office:string-value="0,13,25,37,50,62,74,86,98,109,120,131,142,152,162,171,180,189,197,205,212,219,225,231,236,240,244,247,250,252,254,255,255,255,254,252,250,247,244,240,236">
            <text:p>0,13,25,37,50,62,74,86,98,109,120,131,142,152,162,171,180,189,197,205,212,219,225,231,236,240,244,247,250,252,254,255,255,255,254,252,250,247,244,240,23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1">
            <text:p>41</text:p>
          </table:table-cell>
          <table:table-cell table:formula="of:=255*SIN([.B43]*3.1415926/(16*4))" office:value-type="float" office:value="230.517273489464">
            <text:p>230.5172734895</text:p>
          </table:table-cell>
          <table:table-cell table:formula="of:=ROUND([.C43];0)" office:value-type="float" office:value="231">
            <text:p>231</text:p>
          </table:table-cell>
          <table:table-cell table:formula="of:=CONCATENATE([.E42];&quot;,&quot;;[.D43])" office:value-type="string" office:string-value="0,13,25,37,50,62,74,86,98,109,120,131,142,152,162,171,180,189,197,205,212,219,225,231,236,240,244,247,250,252,254,255,255,255,254,252,250,247,244,240,236,231">
            <text:p>0,13,25,37,50,62,74,86,98,109,120,131,142,152,162,171,180,189,197,205,212,219,225,231,236,240,244,247,250,252,254,255,255,255,254,252,250,247,244,240,236,23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2">
            <text:p>42</text:p>
          </table:table-cell>
          <table:table-cell table:formula="of:=255*SIN([.B44]*3.1415926/(16*4))" office:value-type="float" office:value="224.889926636277">
            <text:p>224.8899266363</text:p>
          </table:table-cell>
          <table:table-cell table:formula="of:=ROUND([.C44];0)" office:value-type="float" office:value="225">
            <text:p>225</text:p>
          </table:table-cell>
          <table:table-cell table:formula="of:=CONCATENATE([.E43];&quot;,&quot;;[.D44])" office:value-type="string" office:string-value="0,13,25,37,50,62,74,86,98,109,120,131,142,152,162,171,180,189,197,205,212,219,225,231,236,240,244,247,250,252,254,255,255,255,254,252,250,247,244,240,236,231,225">
            <text:p>0,13,25,37,50,62,74,86,98,109,120,131,142,152,162,171,180,189,197,205,212,219,225,231,236,240,244,247,250,252,254,255,255,255,254,252,250,247,244,240,236,231,22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f:=255*SIN([.B45]*3.1415926/(16*4))" office:value-type="float" office:value="218.720800270272">
            <text:p>218.7208002703</text:p>
          </table:table-cell>
          <table:table-cell table:formula="of:=ROUND([.C45];0)" office:value-type="float" office:value="219">
            <text:p>219</text:p>
          </table:table-cell>
          <table:table-cell table:formula="of:=CONCATENATE([.E44];&quot;,&quot;;[.D45])" office:value-type="string" office:string-value="0,13,25,37,50,62,74,86,98,109,120,131,142,152,162,171,180,189,197,205,212,219,225,231,236,240,244,247,250,252,254,255,255,255,254,252,250,247,244,240,236,231,225,219">
            <text:p>0,13,25,37,50,62,74,86,98,109,120,131,142,152,162,171,180,189,197,205,212,219,225,231,236,240,244,247,250,252,254,255,255,255,254,252,250,247,244,240,236,231,225,21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f:=255*SIN([.B46]*3.1415926/(16*4))" office:value-type="float" office:value="212.024756356709">
            <text:p>212.0247563567</text:p>
          </table:table-cell>
          <table:table-cell table:formula="of:=ROUND([.C46];0)" office:value-type="float" office:value="212">
            <text:p>212</text:p>
          </table:table-cell>
          <table:table-cell table:formula="of:=CONCATENATE([.E45];&quot;,&quot;;[.D46])" office:value-type="string" office:string-value="0,13,25,37,50,62,74,86,98,109,120,131,142,152,162,171,180,189,197,205,212,219,225,231,236,240,244,247,250,252,254,255,255,255,254,252,250,247,244,240,236,231,225,219,212">
            <text:p>0,13,25,37,50,62,74,86,98,109,120,131,142,152,162,171,180,189,197,205,212,219,225,231,236,240,244,247,250,252,254,255,255,255,254,252,250,247,244,240,236,231,225,219,21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">
            <text:p>45</text:p>
          </table:table-cell>
          <table:table-cell table:formula="of:=255*SIN([.B47]*3.1415926/(16*4))" office:value-type="float" office:value="204.817926251331">
            <text:p>204.8179262513</text:p>
          </table:table-cell>
          <table:table-cell table:formula="of:=ROUND([.C47];0)" office:value-type="float" office:value="205">
            <text:p>205</text:p>
          </table:table-cell>
          <table:table-cell table:formula="of:=CONCATENATE([.E46];&quot;,&quot;;[.D47])" office:value-type="string" office:string-value="0,13,25,37,50,62,74,86,98,109,120,131,142,152,162,171,180,189,197,205,212,219,225,231,236,240,244,247,250,252,254,255,255,255,254,252,250,247,244,240,236,231,225,219,212,205">
            <text:p>0,13,25,37,50,62,74,86,98,109,120,131,142,152,162,171,180,189,197,205,212,219,225,231,236,240,244,247,250,252,254,255,255,255,254,252,250,247,244,240,236,231,225,219,212,2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6">
            <text:p>46</text:p>
          </table:table-cell>
          <table:table-cell table:formula="of:=255*SIN([.B48]*3.1415926/(16*4))" office:value-type="float" office:value="197.117671838511">
            <text:p>197.1176718385</text:p>
          </table:table-cell>
          <table:table-cell table:formula="of:=ROUND([.C48];0)" office:value-type="float" office:value="197">
            <text:p>197</text:p>
          </table:table-cell>
          <table:table-cell table:formula="of:=CONCATENATE([.E47];&quot;,&quot;;[.D48])" office:value-type="string" office:string-value="0,13,25,37,50,62,74,86,98,109,120,131,142,152,162,171,180,189,197,205,212,219,225,231,236,240,244,247,250,252,254,255,255,255,254,252,250,247,244,240,236,231,225,219,212,205,197">
            <text:p>0,13,25,37,50,62,74,86,98,109,120,131,142,152,162,171,180,189,197,205,212,219,225,231,236,240,244,247,250,252,254,255,255,255,254,252,250,247,244,240,236,231,225,219,212,205,19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7">
            <text:p>47</text:p>
          </table:table-cell>
          <table:table-cell table:formula="of:=255*SIN([.B49]*3.1415926/(16*4))" office:value-type="float" office:value="188.942543704962">
            <text:p>188.942543705</text:p>
          </table:table-cell>
          <table:table-cell table:formula="of:=ROUND([.C49];0)" office:value-type="float" office:value="189">
            <text:p>189</text:p>
          </table:table-cell>
          <table:table-cell table:formula="of:=CONCATENATE([.E48];&quot;,&quot;;[.D49])" office:value-type="string" office:string-value="0,13,25,37,50,62,74,86,98,109,120,131,142,152,162,171,180,189,197,205,212,219,225,231,236,240,244,247,250,252,254,255,255,255,254,252,250,247,244,240,236,231,225,219,212,205,197,189">
            <text:p>0,13,25,37,50,62,74,86,98,109,120,131,142,152,162,171,180,189,197,205,212,219,225,231,236,240,244,247,250,252,254,255,255,255,254,252,250,247,244,240,236,231,225,219,212,205,197,18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f:=255*SIN([.B50]*3.1415926/(16*4))" office:value-type="float" office:value="180.312236449741">
            <text:p>180.3122364497</text:p>
          </table:table-cell>
          <table:table-cell table:formula="of:=ROUND([.C50];0)" office:value-type="float" office:value="180">
            <text:p>180</text:p>
          </table:table-cell>
          <table:table-cell table:formula="of:=CONCATENATE([.E49];&quot;,&quot;;[.D50])" office:value-type="string" office:string-value="0,13,25,37,50,62,74,86,98,109,120,131,142,152,162,171,180,189,197,205,212,219,225,231,236,240,244,247,250,252,254,255,255,255,254,252,250,247,244,240,236,231,225,219,212,205,197,189,180">
            <text:p>0,13,25,37,50,62,74,86,98,109,120,131,142,152,162,171,180,189,197,205,212,219,225,231,236,240,244,247,250,252,254,255,255,255,254,252,250,247,244,240,236,231,225,219,212,205,197,189,18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9">
            <text:p>49</text:p>
          </table:table-cell>
          <table:table-cell table:formula="of:=255*SIN([.B51]*3.1415926/(16*4))" office:value-type="float" office:value="171.247541238242">
            <text:p>171.2475412382</text:p>
          </table:table-cell>
          <table:table-cell table:formula="of:=ROUND([.C51];0)" office:value-type="float" office:value="171">
            <text:p>171</text:p>
          </table:table-cell>
          <table:table-cell table:formula="of:=CONCATENATE([.E50];&quot;,&quot;;[.D51])" office:value-type="string" office:string-value="0,13,25,37,50,62,74,86,98,109,120,131,142,152,162,171,180,189,197,205,212,219,225,231,236,240,244,247,250,252,254,255,255,255,254,252,250,247,244,240,236,231,225,219,212,205,197,189,180,171">
            <text:p>0,13,25,37,50,62,74,86,98,109,120,131,142,152,162,171,180,189,197,205,212,219,225,231,236,240,244,247,250,252,254,255,255,255,254,252,250,247,244,240,236,231,225,219,212,205,197,189,180,17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">
            <text:p>50</text:p>
          </table:table-cell>
          <table:table-cell table:formula="of:=255*SIN([.B52]*3.1415926/(16*4))" office:value-type="float" office:value="161.77029571446">
            <text:p>161.7702957145</text:p>
          </table:table-cell>
          <table:table-cell table:formula="of:=ROUND([.C52];0)" office:value-type="float" office:value="162">
            <text:p>162</text:p>
          </table:table-cell>
          <table:table-cell table:formula="of:=CONCATENATE([.E51];&quot;,&quot;;[.D52])" office:value-type="string" office:string-value="0,13,25,37,50,62,74,86,98,109,120,131,142,152,162,171,180,189,197,205,212,219,225,231,236,240,244,247,250,252,254,255,255,255,254,252,250,247,244,240,236,231,225,219,212,205,197,189,180,171,162">
            <text:p>0,13,25,37,50,62,74,86,98,109,120,131,142,152,162,171,180,189,197,205,212,219,225,231,236,240,244,247,250,252,254,255,255,255,254,252,250,247,244,240,236,231,225,219,212,205,197,189,180,171,16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1">
            <text:p>51</text:p>
          </table:table-cell>
          <table:table-cell table:formula="of:=255*SIN([.B53]*3.1415926/(16*4))" office:value-type="float" office:value="151.90333139219">
            <text:p>151.9033313922</text:p>
          </table:table-cell>
          <table:table-cell table:formula="of:=ROUND([.C53];0)" office:value-type="float" office:value="152">
            <text:p>152</text:p>
          </table:table-cell>
          <table:table-cell table:formula="of:=CONCATENATE([.E52];&quot;,&quot;;[.D53])" office:value-type="string" office:string-value="0,13,25,37,50,62,74,86,98,109,120,131,142,152,162,171,180,189,197,205,212,219,225,231,236,240,244,247,250,252,254,255,255,255,254,252,250,247,244,240,236,231,225,219,212,205,197,189,180,171,162,152">
            <text:p>0,13,25,37,50,62,74,86,98,109,120,131,142,152,162,171,180,189,197,205,212,219,225,231,236,240,244,247,250,252,254,255,255,255,254,252,250,247,244,240,236,231,225,219,212,205,197,189,180,171,162,15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2">
            <text:p>52</text:p>
          </table:table-cell>
          <table:table-cell table:formula="of:=255*SIN([.B54]*3.1415926/(16*4))" office:value-type="float" office:value="141.670418651918">
            <text:p>141.6704186519</text:p>
          </table:table-cell>
          <table:table-cell table:formula="of:=ROUND([.C54];0)" office:value-type="float" office:value="142">
            <text:p>142</text:p>
          </table:table-cell>
          <table:table-cell table:formula="of:=CONCATENATE([.E53];&quot;,&quot;;[.D54])" office:value-type="string" office:string-value="0,13,25,37,50,62,74,86,98,109,120,131,142,152,162,171,180,189,197,205,212,219,225,231,236,240,244,247,250,252,254,255,255,255,254,252,250,247,244,240,236,231,225,219,212,205,197,189,180,171,162,152,142">
            <text:p>0,13,25,37,50,62,74,86,98,109,120,131,142,152,162,171,180,189,197,205,212,219,225,231,236,240,244,247,250,252,254,255,255,255,254,252,250,247,244,240,236,231,225,219,212,205,197,189,180,171,162,152,14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3">
            <text:p>53</text:p>
          </table:table-cell>
          <table:table-cell table:formula="of:=255*SIN([.B55]*3.1415926/(16*4))" office:value-type="float" office:value="131.096209475892">
            <text:p>131.0962094759</text:p>
          </table:table-cell>
          <table:table-cell table:formula="of:=ROUND([.C55];0)" office:value-type="float" office:value="131">
            <text:p>131</text:p>
          </table:table-cell>
          <table:table-cell table:formula="of:=CONCATENATE([.E54];&quot;,&quot;;[.D55])" office:value-type="string" office:string-value="0,13,25,37,50,62,74,86,98,109,120,131,142,152,162,171,180,189,197,205,212,219,225,231,236,240,244,247,250,252,254,255,255,255,254,252,250,247,244,240,236,231,225,219,212,205,197,189,180,171,162,152,142,131">
            <text:p>0,13,25,37,50,62,74,86,98,109,120,131,142,152,162,171,180,189,197,205,212,219,225,231,236,240,244,247,250,252,254,255,255,255,254,252,250,247,244,240,236,231,225,219,212,205,197,189,180,171,162,152,142,13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4">
            <text:p>54</text:p>
          </table:table-cell>
          <table:table-cell table:formula="of:=255*SIN([.B56]*3.1415926/(16*4))" office:value-type="float" office:value="120.206178059339">
            <text:p>120.2061780593</text:p>
          </table:table-cell>
          <table:table-cell table:formula="of:=ROUND([.C56];0)" office:value-type="float" office:value="120">
            <text:p>120</text:p>
          </table:table-cell>
          <table:table-cell table:formula="of:=CONCATENATE([.E55];&quot;,&quot;;[.D56])" office:value-type="string" office:string-value="0,13,25,37,50,62,74,86,98,109,120,131,142,152,162,171,180,189,197,205,212,219,225,231,236,240,244,247,250,252,254,255,255,255,254,252,250,247,244,240,236,231,225,219,212,205,197,189,180,171,162,152,142,131,120">
            <text:p>0,13,25,37,50,62,74,86,98,109,120,131,142,152,162,171,180,189,197,205,212,219,225,231,236,240,244,247,250,252,254,255,255,255,254,252,250,247,244,240,236,231,225,219,212,205,197,189,180,171,162,152,142,131,12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5">
            <text:p>55</text:p>
          </table:table-cell>
          <table:table-cell table:formula="of:=255*SIN([.B57]*3.1415926/(16*4))" office:value-type="float" office:value="109.026559440902">
            <text:p>109.0265594409</text:p>
          </table:table-cell>
          <table:table-cell table:formula="of:=ROUND([.C57];0)" office:value-type="float" office:value="109">
            <text:p>109</text:p>
          </table:table-cell>
          <table:table-cell table:formula="of:=CONCATENATE([.E56];&quot;,&quot;;[.D57])" office:value-type="string" office:string-value="0,13,25,37,50,62,74,86,98,109,120,131,142,152,162,171,180,189,197,205,212,219,225,231,236,240,244,247,250,252,254,255,255,255,254,252,250,247,244,240,236,231,225,219,212,205,197,189,180,171,162,152,142,131,120,109">
            <text:p>0,13,25,37,50,62,74,86,98,109,120,131,142,152,162,171,180,189,197,205,212,219,225,231,236,240,244,247,250,252,254,255,255,255,254,252,250,247,244,240,236,231,225,219,212,205,197,189,180,171,162,152,142,131,120,10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6">
            <text:p>56</text:p>
          </table:table-cell>
          <table:table-cell table:formula="of:=255*SIN([.B58]*3.1415926/(16*4))" office:value-type="float" office:value="97.584286300131">
            <text:p>97.5842863001</text:p>
          </table:table-cell>
          <table:table-cell table:formula="of:=ROUND([.C58];0)" office:value-type="float" office:value="98">
            <text:p>98</text:p>
          </table:table-cell>
          <table:table-cell table:formula="of:=CONCATENATE([.E57];&quot;,&quot;;[.D58])" office:value-type="string" office:string-value="0,13,25,37,50,62,74,86,98,109,120,131,142,152,162,171,180,189,197,205,212,219,225,231,236,240,244,247,250,252,254,255,255,255,254,252,250,247,244,240,236,231,225,219,212,205,197,189,180,171,162,152,142,131,120,109,98">
            <text:p>0,13,25,37,50,62,74,86,98,109,120,131,142,152,162,171,180,189,197,205,212,219,225,231,236,240,244,247,250,252,254,255,255,255,254,252,250,247,244,240,236,231,225,219,212,205,197,189,180,171,162,152,142,131,120,109,9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7">
            <text:p>57</text:p>
          </table:table-cell>
          <table:table-cell table:formula="of:=255*SIN([.B59]*3.1415926/(16*4))" office:value-type="float" office:value="85.9069240743082">
            <text:p>85.9069240743</text:p>
          </table:table-cell>
          <table:table-cell table:formula="of:=ROUND([.C59];0)" office:value-type="float" office:value="86">
            <text:p>86</text:p>
          </table:table-cell>
          <table:table-cell table:formula="of:=CONCATENATE([.E58];&quot;,&quot;;[.D59])" office:value-type="string" office:string-value="0,13,25,37,50,62,74,86,98,109,120,131,142,152,162,171,180,189,197,205,212,219,225,231,236,240,244,247,250,252,254,255,255,255,254,252,250,247,244,240,236,231,225,219,212,205,197,189,180,171,162,152,142,131,120,109,98,86">
            <text:p>0,13,25,37,50,62,74,86,98,109,120,131,142,152,162,171,180,189,197,205,212,219,225,231,236,240,244,247,250,252,254,255,255,255,254,252,250,247,244,240,236,231,225,219,212,205,197,189,180,171,162,152,142,131,120,109,98,8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8">
            <text:p>58</text:p>
          </table:table-cell>
          <table:table-cell table:formula="of:=255*SIN([.B60]*3.1415926/(16*4))" office:value-type="float" office:value="74.0226045508917">
            <text:p>74.0226045509</text:p>
          </table:table-cell>
          <table:table-cell table:formula="of:=ROUND([.C60];0)" office:value-type="float" office:value="74">
            <text:p>74</text:p>
          </table:table-cell>
          <table:table-cell table:formula="of:=CONCATENATE([.E59];&quot;,&quot;;[.D60])" office:value-type="string" office:string-value="0,13,25,37,50,62,74,86,98,109,120,131,142,152,162,171,180,189,197,205,212,219,225,231,236,240,244,247,250,252,254,255,255,255,254,252,250,247,244,240,236,231,225,219,212,205,197,189,180,171,162,152,142,131,120,109,98,86,74">
            <text:p>0,13,25,37,50,62,74,86,98,109,120,131,142,152,162,171,180,189,197,205,212,219,225,231,236,240,244,247,250,252,254,255,255,255,254,252,250,247,244,240,236,231,225,219,212,205,197,189,180,171,162,152,142,131,120,109,98,86,7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9">
            <text:p>59</text:p>
          </table:table-cell>
          <table:table-cell table:formula="of:=255*SIN([.B61]*3.1415926/(16*4))" office:value-type="float" office:value="61.9599580955804">
            <text:p>61.9599580956</text:p>
          </table:table-cell>
          <table:table-cell table:formula="of:=ROUND([.C61];0)" office:value-type="float" office:value="62">
            <text:p>62</text:p>
          </table:table-cell>
          <table:table-cell table:formula="of:=CONCATENATE([.E60];&quot;,&quot;;[.D61])" office:value-type="string" office:string-value="0,13,25,37,50,62,74,86,98,109,120,131,142,152,162,171,180,189,197,205,212,219,225,231,236,240,244,247,250,252,254,255,255,255,254,252,250,247,244,240,236,231,225,219,212,205,197,189,180,171,162,152,142,131,120,109,98,86,74,62">
            <text:p>0,13,25,37,50,62,74,86,98,109,120,131,142,152,162,171,180,189,197,205,212,219,225,231,236,240,244,247,250,252,254,255,255,255,254,252,250,247,244,240,236,231,225,219,212,205,197,189,180,171,162,152,142,131,120,109,98,86,74,6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0">
            <text:p>60</text:p>
          </table:table-cell>
          <table:table-cell table:formula="of:=255*SIN([.B62]*3.1415926/(16*4))" office:value-type="float" office:value="49.7480446792569">
            <text:p>49.7480446793</text:p>
          </table:table-cell>
          <table:table-cell table:formula="of:=ROUND([.C62];0)" office:value-type="float" office:value="50">
            <text:p>50</text:p>
          </table:table-cell>
          <table:table-cell table:formula="of:=CONCATENATE([.E61];&quot;,&quot;;[.D62])" office:value-type="string" office:string-value="0,13,25,37,50,62,74,86,98,109,120,131,142,152,162,171,180,189,197,205,212,219,225,231,236,240,244,247,250,252,254,255,255,255,254,252,250,247,244,240,236,231,225,219,212,205,197,189,180,171,162,152,142,131,120,109,98,86,74,62,50">
            <text:p>0,13,25,37,50,62,74,86,98,109,120,131,142,152,162,171,180,189,197,205,212,219,225,231,236,240,244,247,250,252,254,255,255,255,254,252,250,247,244,240,236,231,225,219,212,205,197,189,180,171,162,152,142,131,120,109,98,86,74,62,5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">
            <text:p>61</text:p>
          </table:table-cell>
          <table:table-cell table:formula="of:=255*SIN([.B63]*3.1415926/(16*4))" office:value-type="float" office:value="37.4162838699748">
            <text:p>37.41628387</text:p>
          </table:table-cell>
          <table:table-cell table:formula="of:=ROUND([.C63];0)" office:value-type="float" office:value="37">
            <text:p>37</text:p>
          </table:table-cell>
          <table:table-cell table:formula="of:=CONCATENATE([.E62];&quot;,&quot;;[.D63])" office:value-type="string" office:string-value="0,13,25,37,50,62,74,86,98,109,120,131,142,152,162,171,180,189,197,205,212,219,225,231,236,240,244,247,250,252,254,255,255,255,254,252,250,247,244,240,236,231,225,219,212,205,197,189,180,171,162,152,142,131,120,109,98,86,74,62,50,37">
            <text:p>0,13,25,37,50,62,74,86,98,109,120,131,142,152,162,171,180,189,197,205,212,219,225,231,236,240,244,247,250,252,254,255,255,255,254,252,250,247,244,240,236,231,225,219,212,205,197,189,180,171,162,152,142,131,120,109,98,86,74,62,50,3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2">
            <text:p>62</text:p>
          </table:table-cell>
          <table:table-cell table:formula="of:=255*SIN([.B64]*3.1415926/(16*4))" office:value-type="float" office:value="24.9943839586452">
            <text:p>24.9943839586</text:p>
          </table:table-cell>
          <table:table-cell table:formula="of:=ROUND([.C64];0)" office:value-type="float" office:value="25">
            <text:p>25</text:p>
          </table:table-cell>
          <table:table-cell table:formula="of:=CONCATENATE([.E63];&quot;,&quot;;[.D64])" office:value-type="string" office:string-value="0,13,25,37,50,62,74,86,98,109,120,131,142,152,162,171,180,189,197,205,212,219,225,231,236,240,244,247,250,252,254,255,255,255,254,252,250,247,244,240,236,231,225,219,212,205,197,189,180,171,162,152,142,131,120,109,98,86,74,62,50,37,25">
            <text:p>0,13,25,37,50,62,74,86,98,109,120,131,142,152,162,171,180,189,197,205,212,219,225,231,236,240,244,247,250,252,254,255,255,255,254,252,250,247,244,240,236,231,225,219,212,205,197,189,180,171,162,152,142,131,120,109,98,86,74,62,50,37,2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3">
            <text:p>63</text:p>
          </table:table-cell>
          <table:table-cell table:formula="of:=255*SIN([.B65]*3.1415926/(16*4))" office:value-type="float" office:value="12.5122703891636">
            <text:p>12.5122703892</text:p>
          </table:table-cell>
          <table:table-cell table:formula="of:=ROUND([.C65];0)" office:value-type="float" office:value="13">
            <text:p>13</text:p>
          </table:table-cell>
          <table:table-cell table:formula="of:=CONCATENATE([.E64];&quot;,&quot;;[.D65])" office:value-type="string" office:string-value="0,13,25,37,50,62,74,86,98,109,120,131,142,152,162,171,180,189,197,205,212,219,225,231,236,240,244,247,250,252,254,255,255,255,254,252,250,247,244,240,236,231,225,219,212,205,197,189,180,171,162,152,142,131,120,109,98,86,74,62,50,37,25,13">
            <text:p>0,13,25,37,50,62,74,86,98,109,120,131,142,152,162,171,180,189,197,205,212,219,225,231,236,240,244,247,250,252,254,255,255,255,254,252,250,247,244,240,236,231,225,219,212,205,197,189,180,171,162,152,142,131,120,109,98,86,74,62,50,37,25,13</text:p>
          </table:table-cell>
          <table:table-cell table:number-columns-repeated="1019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number-columns-repeated="3" table:default-cell-style-name="Default"/>
        <table:table-row table:style-name="ro1">
          <table:table-cell table:number-columns-repeated="2"/>
          <table:table-cell>
            <draw:frame table:end-cell-address="Sheet2.F16" table:end-x="0.522in" table:end-y="0.1382in" draw:z-index="0" draw:style-name="gr1" svg:width="3.1492in" svg:height="2.7555in" svg:x="0.0398in" svg:y="0.0394in">
              <draw:object draw:notify-on-update-of-ranges="Sheet2.A4:Sheet2.A38 Sheet2.B4:Sheet2.B3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float" office:value="0.022">
            <text:p>0.02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7">
            <text:p>0.2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3">
            <text:p>0.7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98">
            <text:p>0.98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2">
            <text:p>1.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.44">
            <text:p>1.4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67">
            <text:p>1.6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1">
            <text:p>2.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.3">
            <text:p>2.3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5">
            <text:p>2.5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75">
            <text:p>2.75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.94">
            <text:p>2.9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.13">
            <text:p>3.1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.3">
            <text:p>3.3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.5">
            <text:p>3.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.8">
            <text:p>3.8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.95">
            <text:p>3.95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.1">
            <text:p>4.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.2">
            <text:p>4.2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.3">
            <text:p>4.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.43">
            <text:p>4.43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.53">
            <text:p>4.53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.6">
            <text:p>4.6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.68">
            <text:p>4.68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.73">
            <text:p>4.7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.79">
            <text:p>4.79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.83">
            <text:p>4.83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.87">
            <text:p>4.87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.89">
            <text:p>4.89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.87">
            <text:p>4.87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.83">
            <text:p>4.83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.79">
            <text:p>4.79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5">03/25/2012</text:date>, <text:time>21:12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z </meta:initial-creator>
    <meta:creation-date>2012-03-25T17:57:35</meta:creation-date>
    <dc:date>2012-03-25T21:12:12</dc:date>
    <dc:creator>chaz </dc:creator>
    <meta:editing-duration>PT01H10M59S</meta:editing-duration>
    <meta:editing-cycles>2</meta:editing-cycles>
    <meta:generator>OpenOffice.org/3.2$Linux OpenOffice.org_project/320m19$Build-9505</meta:generator>
    <meta:document-statistic meta:table-count="3" meta:cell-count="3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scatter" chart:style-name="ch1">
        <chart:legend chart:legend-position="end" svg:x="5.841cm" svg:y="3.218cm" chart:style-name="ch2"/>
        <chart:plot-area chart:style-name="ch3" table:cell-range-address="Sheet2.A4:Sheet2.B38" svg:x="0.16cm" svg:y="0.14cm" svg:width="5.522cm" svg:height="6.5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4:Sheet2.B38" chart:class="chart:scatter">
            <chart:domain table:cell-range-address="Sheet2.A4:Sheet2.A38"/>
            <chart:data-point chart:repeated="3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 text:id="Sheet2.A4:Sheet2.A38">1.#NAN</text:p>
              </table:table-cell>
              <table:table-cell office:value-type="float" office:value="0.022">
                <text:p text:id="Sheet2.B4:Sheet2.B38">0.02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4.53">
                <text:p>4.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4.73">
                <text:p>4.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4.79">
                <text:p>4.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4.83">
                <text:p>4.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4.87">
                <text:p>4.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4.89">
                <text:p>4.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">
                <text:p>31</text:p>
              </table:table-cell>
              <table:table-cell office:value-type="float" office:value="4.87">
                <text:p>4.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4.83">
                <text:p>4.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">
                <text:p>33</text:p>
              </table:table-cell>
              <table:table-cell office:value-type="float" office:value="4.79">
                <text:p>4.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